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6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Text_20_body">
      <style:text-properties style:font-name="Ubuntu Light" fo:font-size="6pt" style:font-size-asian="5.25pt" style:font-size-complex="6pt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1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9">COD<text:span text:style-name="T9">ICE</text:span> ART<text:span text:style-name="T9">ICOLO </text:span></text:p>
              <text:p text:style-name="P69">ITEM</text:p>
            </table:table-cell>
            <table:table-cell table:style-name="Tabella1.A1" office:value-type="string">
              <text:p text:style-name="P73">DESCRIZIONE ARTICOLO <text:s/>/ <text:span text:style-name="T16">COLORE</text:span></text:p>
              <text:p text:style-name="P74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D1" office:value-type="string">
              <text:p text:style-name="P59">Q.TA'</text:p>
              <text:p text:style-name="P70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4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0">TELEFONO / PHONE</text:p>
          </table:table-cell>
          <table:covered-table-cell/>
          <table:covered-table-cell/>
          <table:table-cell table:style-name="Tabella2.A1" office:value-type="string">
            <text:p text:style-name="P80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0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2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2"><text:placeholder text:placeholder-type="text">&lt;o.carriage_condition_id.name&gt;</text:placeholder></text:p>
          </table:table-cell>
          <table:table-cell table:style-name="Tabella2.F2" office:value-type="string">
            <text:p text:style-name="P43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7"><text:span text:style-name="T15">MEZZO: </text:span><text:span text:style-name="T3"><text:placeholder text:placeholder-type="text">&lt;o.transportation_method_id.name or ''&gt;</text:placeholder></text:span></text:p>
            <text:p text:style-name="P76"><text:placeholder text:placeholder-type="text">&lt;"VETTORE: %s" %(o.default_carrier_id.name) if o.default_carrier_id else ''&gt;</text:placeholder><text:soft-page-break/></text:p>
            <text:p text:style-name="P76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2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61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4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2"><text:placeholder text:placeholder-type="text">&lt;o.goods_description_id.name&gt;</text:placeholder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4:08:19.657337941</dc:date>
    <meta:editing-duration>P6DT2H15M7S</meta:editing-duration>
    <meta:editing-cycles>812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8" meta:word-count="301" meta:character-count="3205" meta:non-whitespace-character-count="2984"/>
    <meta:user-defined meta:name="Info 1"/>
    <meta:user-defined meta:name="Info 2"/>
    <meta:user-defined meta:name="Info 3"/>
    <meta:user-defined meta:name="Info 4"/>
  </office:meta>
</office:document-meta>
</file>